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line-height="115%"/>
      <style:text-properties style:font-name="Times" fo:font-size="12.0pt" fo:color="#000000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Exam Schedule: Wednesday May 1 at 9:45am in regular classroom.<text:line-break/>The exam will be administered via a BB multiple choice/answer online exam.<text:line-break/>Please bring a fully charged laptop.</text:span></text:p>
      <text:p text:style-name="P1"><text:span text:style-name="T1"/></text:p>
      <text:p text:style-name="P1"><text:span text:style-name="T1">Sample Questions:</text:span></text:p>
      <text:p text:style-name="P1"><text:span text:style-name="T2"/></text:p>
      <text:p text:style-name="P1"><text:span text:style-name="T2">What is a digital signature? What is a blind signature?</text:span></text:p>
      <text:p text:style-name="P1"><text:span text:style-name="T2"><text:tab/>A digital signature is a method of signing a document or message with someone’s private key</text:span></text:p>
      <text:p text:style-name="P1"><text:span text:style-name="T2"><text:tab/>such that anyone with that individual’s public key can verify the authenticity of the document,</text:span></text:p>
      <text:p text:style-name="P1"><text:span text:style-name="T2"><text:tab/>namely that it came from them and was untouched during transference. It is a way to prove ownership.</text:span></text:p>
      <text:p text:style-name="P1"><text:span text:style-name="T2"/></text:p>
      <text:p text:style-name="P1"><text:span text:style-name="T2"><text:tab/>A blind signature is similar to a digital signature, with the exception that the document or message</text:span></text:p>
      <text:p text:style-name="P1"><text:span text:style-name="T2"><text:tab/>being signed is obscured or disguised before being signed and transferred.</text:span></text:p>
      <text:p text:style-name="P1"><text:span text:style-name="T2"><text:line-break/>What is secret sharing? What is polynomial interpolation? How are they related?</text:span></text:p>
      <text:p text:style-name="P1"><text:span text:style-name="T2"><text:line-break/>What are Bitcoin exchanges? How do they impact the security and usability of Bitcoin?</text:span></text:p>
      <text:p text:style-name="P1"><text:span text:style-name="T2"><text:line-break/>What is the difference between a soft fork and hard fork of Bitcoin? How do they impact the security and usability of Bitcoin?</text:span></text:p>
      <text:p text:style-name="P1"><text:span text:style-name="T2"/></text:p>
      <text:p text:style-name="P1"><text:span text:style-name="T2">What are Bitcoin Mining pools? How do they impact the security and usability of Bitcoin?</text:span></text:p>
      <text:p text:style-name="P1"><text:span text:style-name="T2"><text:tab/>A Bitcoin mining pool is a group of cooperating miners that, when one of the miners successfully solves the puzzle,</text:span></text:p>
      <text:p text:style-name="P1"><text:span text:style-name="T2"><text:tab/>shares the rewards with the rest of the pool.</text:span></text:p>
      <text:p text:style-name="P1"><text:span text:style-name="T2"><text:line-break/>What is meant by decentralization and deanonymization? How do bitcoin mining pools and bitcoin exchanges play a role in each of these?</text:span></text:p>
      <text:p text:style-name="P1"><text:span text:style-name="T2"><text:line-break/>What information on the Blockchain may suggest that two bitcoin addresses A and B may be controlled by the same user/entity?</text:span></text:p>
      <text:p text:style-name="P1"><text:span text:style-name="T2"><text:line-break/>What is a zero-knowledge proof?</text:span></text:p>
      <text:p text:style-name="P1"><text:span text:style-name="T2"><text:tab/>Zero-knowledge proofs are where the verifier can prove that some entity has access to some information without said entity</text:span></text:p>
      <text:p text:style-name="P1"><text:span text:style-name="T2"><text:tab/>actually revealing the information. In other words, the verifier can determine that an entity has information x with zero-knowledge</text:span></text:p>
      <text:p text:style-name="P1"><text:span text:style-name="T2"><text:tab/>of the information x. This is nice because it is clearly trivial to determine if they know x by just having it revealed, but more significant</text:span></text:p>
      <text:p text:style-name="P1"><text:span text:style-name="T2"><text:tab/>by keeping x secret/hidden.</text:span></text:p>
      <text:p text:style-name="P1"><text:span text:style-name="T2"><text:line-break/>What are some examples of ASIC resistant mining designs? What advantages do they support? </text:span></text:p>
      <text:p text:style-name="P1"><text:span text:style-name="T2"><text:tab/>Many memory-hard PoWs are said to be ASIC-resistant, such as Cuckoo cycle. What makes a PoW or puzzle ASIC-resistant</text:span></text:p>
      <text:p text:style-name="P1"><text:span text:style-name="T2"><text:tab/>is that it is not easily parallelizable without taking a major hit in the cost of time. This is to wipe out any gains that highly-parallel</text:span></text:p>
      <text:p text:style-name="P1"><text:span text:style-name="T2"><text:tab/>ASICS would get.</text:span></text:p>
      <text:p text:style-name="P1"><text:span text:style-name="T2"><text:line-break/>What are examples of memory-hard puzzles?</text:span></text:p>
      <text:p text:style-name="P1"><text:span text:style-name="T2"><text:tab/>Scrypt and Cuckoo Cycle are both memory-hard PoWs.</text:span></text:p>
      <text:p text:style-name="P1"><text:span text:style-name="T2"><text:line-break/>What are some examples of virtual mining? What advantages do they support?</text:span></text:p>
      <text:p text:style-name="P1"><text:span text:style-name="T2"><text:line-break/>What is a cryptographic randomness beacon? What is the NIST beacon? Why can a blockchain be used to create one?</text:span></text:p>
      <text:p text:style-name="P1"><text:span text:style-name="T2"><text:line-break/>What is a Merkle Tree and how is it used in Bitcoin?</text:span></text:p>
      <text:p text:style-name="P1"><text:span text:style-name="T2"><text:line-break/>Suppose that N balls are thrown at random into N bins. What can you expect to happen? </text:span></text:p>
      <text:p text:style-name="P1"><text:span text:style-name="T2"><text:tab/>I expect the balls to not distribute perfectly uniformly amongst the bins, and therefore at least one bin will have</text:span></text:p>
      <text:p text:style-name="P1"><text:span text:style-name="T2"><text:tab/>at least 2 balls, and at least one bin will have 0 balls.</text:span></text:p>
      <text:p text:style-name="P1"><text:span text:style-name="T2"/></text:p>
      <text:p text:style-name="P1"><text:span text:style-name="T2">What is likely to be the outcome with high probability?</text:span></text:p>
      <text:p text:style-name="P1"><text:span text:style-name="T2"/></text:p>
      <text:p text:style-name="P1"><text:span text:style-name="T2">What is Consistent Hashing and what problem was it designed to solve? Explain how operations on a distributed dictionary are implemented using consistent hashing?</text:span></text:p>
      <text:p text:style-name="P1"><text:span text:style-name="T2"><text:line-break/>How does Consistent Hashing achieve load balancing?</text:span></text:p>
      <text:p text:style-name="P1"><text:span text:style-name="T2"><text:line-break/>What is a Hypercube? How does Consistent Hashing relate to overlay network structure of hypercubes?</text:span></text:p>
      <text:p text:style-name="P1"><text:span text:style-name="T2"><text:line-break/>What is a tight bound on the length of a shortest path in a hypercube? Give a pair of nodes that matches this bound.</text:span></text:p>
      <text:p text:style-name="P1"><text:span text:style-name="T2"><text:line-break/>Describe all the shortest paths between two nodes labeled x and y in a hypercube?</text:span></text:p>
      <text:p text:style-name="P1"><text:span text:style-name="T2"><text:line-break/>What is greedy routing in a hypercube overlay network? What is meant by randomized greedy routing on hypercube and what advantage does it have?</text:span></text:p>
      <text:p text:style-name="P1"><text:span text:style-name="T2"><text:line-break/>What is the Maximum Flow problem? Is it NP-complete?</text:span></text:p>
      <text:p text:style-name="P1"><text:span text:style-name="T2"><text:line-break/>Which of the following problems are NP-complete?<text:line-break/>Vertex cover, Set cover, Edge Disjoint paths,Linear Programming, Integer Linear Programming</text:span></text:p>
      <text:p text:style-name="P1"><text:span text:style-name="T2"><text:line-break/>Explain what is meant by rounding a linear programming solution to an optimization problem? What is its purpose?</text:span></text:p>
      <text:p text:style-name="P1"><text:span text:style-name="T2"><text:line-break/>Explain the difference between deterministic and randomized rounding?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